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style:style>
    <style:style style:name="gr2" style:family="graphic" style:parent-style-name="standard">
      <style:graphic-properties draw:fill="solid" draw:fill-color="#ff950e" draw:textarea-horizontal-align="justify" draw:textarea-vertical-align="middle" draw:auto-grow-height="false"/>
    </style:style>
    <style:style style:name="gr3" style:family="graphic" style:parent-style-name="standard">
      <style:graphic-properties draw:fill="solid" draw:fill-color="#c5000b"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fo:min-height="0.666cm"/>
    </style:style>
    <style:style style:name="gr6" style:family="graphic" style:parent-style-name="standard">
      <style:graphic-properties draw:stroke="none" svg:stroke-color="#000000" draw:fill="none" draw:fill-color="#ffffff" fo:min-height="0.726cm"/>
    </style:style>
    <style:style style:name="gr7" style:family="graphic" style:parent-style-name="standard">
      <style:graphic-properties draw:stroke="none" svg:stroke-color="#000000" draw:fill="none" draw:fill-color="#ffffff" fo:min-height="0.267cm"/>
    </style:style>
    <style:style style:name="gr8" style:family="graphic" style:parent-style-name="standard">
      <style:graphic-properties draw:fill="solid" draw:fill-color="#83caff" draw:textarea-horizontal-align="justify" draw:textarea-vertical-align="middle" draw:auto-grow-height="false"/>
    </style:style>
    <style:style style:name="gr9" style:family="graphic" style:parent-style-name="standard">
      <style:graphic-properties draw:stroke="none" svg:stroke-color="#000000" draw:fill="none" draw:fill-color="#ffffff" fo:min-height="0.387cm"/>
    </style:style>
    <style:style style:name="gr10" style:family="graphic" style:parent-style-name="standard">
      <style:graphic-properties draw:fill="solid" draw:fill-color="#004586"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386cm"/>
    </style:style>
    <style:style style:name="gr12" style:family="graphic" style:parent-style-name="standard">
      <style:graphic-properties draw:stroke="none" draw:fill="solid" draw:fill-color="#004586" draw:textarea-horizontal-align="justify" draw:textarea-vertical-align="middle" draw:auto-grow-height="false"/>
    </style:style>
    <style:style style:name="gr13" style:family="graphic" style:parent-style-name="standard">
      <style:graphic-properties svg:stroke-width="0.05cm" draw:marker-start-width="0.38cm" draw:marker-end-width="0.38cm" draw:textarea-horizontal-align="center" draw:textarea-vertical-align="middle" fo:padding-top="0.15cm" fo:padding-bottom="0.15cm" fo:padding-left="0.275cm" fo:padding-right="0.275cm"/>
    </style:style>
    <style:style style:name="gr14" style:family="graphic" style:parent-style-name="standard">
      <style:graphic-properties draw:fill="solid" draw:fill-color="#e6e6e6" draw:textarea-vertical-align="middle" draw:auto-grow-height="false" fo:min-height="0.749cm" fo:min-width="0.499cm"/>
    </style:style>
    <style:style style:name="gr15" style:family="graphic" style:parent-style-name="standard">
      <style:graphic-properties draw:stroke="none" svg:stroke-color="#000000" draw:fill="none" draw:fill-color="#ffffff" fo:min-height="0.392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color="#ffffff" fo:font-size="12pt" style:font-size-asian="12pt" style:font-size-complex="12pt"/>
    </style:style>
    <style:style style:name="P4" style:family="paragraph">
      <style:text-properties fo:font-size="13pt" style:font-size-asian="13pt" style:font-size-complex="13pt"/>
    </style:style>
    <style:style style:name="P5" style:family="paragraph">
      <style:text-properties fo:color="#ffffff" fo:font-size="13pt" style:font-size-asian="13pt" style:font-size-complex="13pt"/>
    </style:style>
    <style:style style:name="P6" style:family="paragraph">
      <style:text-properties fo:color="#ffffff" fo:font-size="12pt" fo:font-weight="bold" style:font-size-asian="12pt" style:font-weight-asian="bold" style:font-size-complex="12pt" style:font-weight-complex="bold"/>
    </style:style>
    <style:style style:name="P7" style:family="paragraph">
      <style:text-properties style:use-window-font-color="true" fo:font-size="13pt" fo:font-weight="bold" style:font-size-asian="13pt" style:font-weight-asian="bold" style:font-size-complex="13pt" style:font-weight-complex="bold"/>
    </style:style>
    <style:style style:name="P8" style:family="paragraph">
      <style:text-properties fo:color="#000000" fo:font-size="12pt" style:font-size-asian="12pt" style:font-size-complex="12pt"/>
    </style:style>
    <style:style style:name="T1" style:family="text">
      <style:text-properties fo:color="#ffffff" fo:font-size="12pt" style:font-size-asian="12pt" style:font-size-complex="12pt"/>
    </style:style>
    <style:style style:name="T2" style:family="text">
      <style:text-properties fo:color="#ffffff" fo:font-size="13pt" style:font-size-asian="13pt" style:font-size-complex="13pt"/>
    </style:style>
    <style:style style:name="T3" style:family="text">
      <style:text-properties fo:color="#ffffff" fo:font-size="12pt" fo:font-weight="bold" style:font-size-asian="12pt" style:font-weight-asian="bold" style:font-size-complex="12pt" style:font-weight-complex="bold"/>
    </style:style>
    <style:style style:name="T4" style:family="text">
      <style:text-properties style:use-window-font-color="true" fo:font-size="13pt" fo:font-weight="bold" style:font-size-asian="13pt" style:font-weight-asian="bold" style:font-size-complex="13pt" style:font-weight-complex="bold"/>
    </style:style>
    <style:style style:name="T5" style:family="text">
      <style:text-properties fo:color="#00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925cm" svg:height="1.608cm" svg:x="1.825cm" svg:y="5.8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5.801cm" svg:height="5.984cm" svg:x="2.235cm" svg:y="0.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403cm" svg:height="5.384cm" svg:x="2.46cm" svg:y="0.8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768cm" svg:y1="1.734cm" svg:x2="7.419cm" svg:y2="1.734cm">
          <text:p/>
        </draw:line>
        <draw:frame draw:style-name="gr5" draw:text-style-name="P3" draw:layer="layout" svg:width="5.491cm" svg:height="0.916cm" svg:x="2.559cm" svg:y="1.066cm">
          <draw:text-box>
            <text:p text:style-name="P2"><text:span text:style-name="T1">JBoss Application Server</text:span></text:p>
          </draw:text-box>
        </draw:frame>
        <draw:frame draw:style-name="gr6" draw:text-style-name="P3" draw:layer="layout" svg:width="4.231cm" svg:height="0.976cm" svg:x="7.663cm" svg:y="26.874cm">
          <draw:text-box>
            <text:p><text:span text:style-name="T1">Management peer</text:span></text:p>
          </draw:text-box>
        </draw:frame>
        <draw:frame draw:style-name="gr7" draw:text-style-name="P5" draw:layer="layout" svg:width="2.932cm" svg:height="0.763cm" svg:x="2.886cm" svg:y="0.184cm">
          <draw:text-box>
            <text:p text:style-name="P4"><text:span text:style-name="T2">Linux OS</text:span></text:p>
          </draw:text-box>
        </draw:frame>
        <draw:custom-shape draw:style-name="gr8" draw:text-style-name="P1" draw:layer="layout" svg:width="4.734cm" svg:height="0.701cm" svg:x="2.819cm" svg:y="5.779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6" draw:layer="layout" svg:width="4.873cm" svg:height="0.725cm" svg:x="2.785cm" svg:y="5.817cm">
          <draw:text-box>
            <text:p text:style-name="P2"><text:span text:style-name="T3">SS7 card (Hardware)</text:span></text:p>
          </draw:text-box>
        </draw:frame>
        <draw:custom-shape draw:style-name="gr10" draw:text-style-name="P1" draw:layer="layout" svg:width="4.734cm" svg:height="0.701cm" svg:x="2.82cm" svg:y="5.073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1.967cm" svg:height="0.725cm" svg:x="4.283cm" svg:y="5.111cm">
          <draw:text-box>
            <text:p text:style-name="P2"><text:span text:style-name="T3">MTP2</text:span></text:p>
          </draw:text-box>
        </draw:frame>
        <draw:custom-shape draw:style-name="gr10" draw:text-style-name="P1" draw:layer="layout" svg:width="4.734cm" svg:height="0.7cm" svg:x="2.821cm" svg:y="4.368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1.966cm" svg:height="0.725cm" svg:x="4.284cm" svg:y="4.406cm">
          <draw:text-box>
            <text:p text:style-name="P2"><text:span text:style-name="T3">MTP3</text:span></text:p>
          </draw:text-box>
        </draw:frame>
        <draw:custom-shape draw:style-name="gr10" draw:text-style-name="P1" draw:layer="layout" svg:width="2.186cm" svg:height="0.701cm" svg:x="2.82cm" svg:y="3.661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1.817cm" svg:height="0.725cm" svg:x="3.203cm" svg:y="3.7cm">
          <draw:text-box>
            <text:p text:style-name="P2"><text:span text:style-name="T3">SCCP</text:span></text:p>
          </draw:text-box>
        </draw:frame>
        <draw:custom-shape draw:style-name="gr12" draw:text-style-name="P1" draw:layer="layout" svg:width="0.754cm" svg:height="0.313cm" svg:x="4.761cm" svg:y="4.058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97cm" svg:height="0.7cm" svg:x="5.563cm" svg:y="3.661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1.595cm" svg:height="0.725cm" svg:x="5.838cm" svg:y="3.699cm">
          <draw:text-box>
            <text:p text:style-name="P2"><text:span text:style-name="T3">ISUP</text:span></text:p>
          </draw:text-box>
        </draw:frame>
        <draw:custom-shape draw:style-name="gr12" draw:text-style-name="P1" draw:layer="layout" svg:width="0.794cm" svg:height="0.346cm" svg:x="5.08cm" svg:y="3.639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2.185cm" svg:height="0.7cm" svg:x="2.821cm" svg:y="2.956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1.817cm" svg:height="0.725cm" svg:x="3.203cm" svg:y="2.994cm">
          <draw:text-box>
            <text:p text:style-name="P2"><text:span text:style-name="T3">TCAP</text:span></text:p>
          </draw:text-box>
        </draw:frame>
        <draw:custom-shape draw:style-name="gr10" draw:text-style-name="P1" draw:layer="layout" svg:width="2.185cm" svg:height="0.7cm" svg:x="2.821cm" svg:y="2.2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1.817cm" svg:height="0.725cm" svg:x="3.203cm" svg:y="2.288cm">
          <draw:text-box>
            <text:p text:style-name="P2"><text:span text:style-name="T3">MAP</text:span></text:p>
          </draw:text-box>
        </draw:frame>
        <draw:line draw:style-name="gr13" draw:text-style-name="P1" draw:layer="layout" svg:x1="4.441cm" svg:y1="6.425cm" svg:x2="4.441cm" svg:y2="8.351cm">
          <text:p/>
        </draw:line>
        <draw:frame draw:style-name="gr7" draw:text-style-name="P3" draw:layer="layout" svg:width="6.499cm" svg:height="1.199cm" svg:x="2.251cm" svg:y="6.619cm">
          <draw:text-box>
            <text:p text:style-name="P2"><text:span text:style-name="T1">Any standard industry hardware</text:span></text:p>
          </draw:text-box>
        </draw:frame>
        <draw:custom-shape draw:style-name="gr14" draw:text-style-name="P1" draw:layer="layout" svg:width="7.181cm" svg:height="0.963cm" svg:x="1.25cm" svg:y="8.28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1" draw:text-style-name="P7" draw:layer="layout" svg:width="1.707cm" svg:height="0.763cm" svg:x="4.043cm" svg:y="8.408cm">
          <draw:text-box>
            <text:p><text:span text:style-name="T4">SS7</text:span></text:p>
          </draw:text-box>
        </draw:frame>
        <draw:frame draw:style-name="gr15" draw:text-style-name="P8" draw:layer="layout" svg:width="2.031cm" svg:height="0.725cm" svg:x="1.15cm" svg:y="5.712cm">
          <draw:text-box>
            <text:p text:style-name="P2"><text:span text:style-name="T5">Level 1</text:span></text:p>
          </draw:text-box>
        </draw:frame>
        <draw:frame draw:style-name="gr15" draw:text-style-name="P8" draw:layer="layout" svg:width="2.031cm" svg:height="0.725cm" svg:x="1.15cm" svg:y="5.07cm">
          <draw:text-box>
            <text:p text:style-name="P2"><text:span text:style-name="T5">Level 2</text:span></text:p>
          </draw:text-box>
        </draw:frame>
        <draw:frame draw:style-name="gr15" draw:text-style-name="P8" draw:layer="layout" svg:width="2.031cm" svg:height="0.725cm" svg:x="1.15cm" svg:y="4.363cm">
          <draw:text-box>
            <text:p text:style-name="P2"><text:span text:style-name="T5">Level 3</text:span></text:p>
          </draw:text-box>
        </draw:frame>
        <draw:frame draw:style-name="gr15" draw:text-style-name="P8" draw:layer="layout" svg:width="2.031cm" svg:height="0.725cm" svg:x="1.05cm" svg:y="3.408cm">
          <draw:text-box>
            <text:p text:style-name="P2"><text:span text:style-name="T5">Level 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cm" fo:margin-bottom="0.25cm" fo:margin-left="0.25cm" fo:margin-right="0.25cm" fo:page-width="9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mit bhayani</meta:initial-creator>
    <meta:creation-date>2011-01-05T20:41:42</meta:creation-date>
    <dc:date>2011-03-07T09:31:22</dc:date>
    <dc:creator>amit bhayani</dc:creator>
    <meta:editing-duration>PT04H20M13S</meta:editing-duration>
    <meta:editing-cycles>58</meta:editing-cycles>
    <meta:generator>OpenOffice.org/3.1$Linux OpenOffice.org_project/310m19$Build-9420</meta:generator>
    <meta:document-statistic meta:object-count="31"/>
  </office:meta>
</office:document-meta>
</file>